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2" svg:font-family="Ubuntu" style:font-pitch="variable"/>
    <style:font-face style:name="Ubuntu1" svg:font-family="Ubuntu" style:font-adornments="Gras" style:font-pitch="variable"/>
    <style:font-face style:name="Ubuntu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text-properties officeooo:rsid="000ec46c" officeooo:paragraph-rsid="000ec46c"/>
    </style:style>
    <style:style style:name="P2" style:family="paragraph" style:parent-style-name="Standard">
      <style:text-properties officeooo:rsid="000ec46c" officeooo:paragraph-rsid="000ec46c"/>
    </style:style>
    <style:style style:name="P3" style:family="paragraph" style:parent-style-name="Standard">
      <style:text-properties officeooo:rsid="000ec46c" officeooo:paragraph-rsid="0027739c"/>
    </style:style>
    <style:style style:name="P4" style:family="paragraph" style:parent-style-name="Standard">
      <style:text-properties style:use-window-font-color="true" style:font-name="Ubuntu" fo:font-weight="normal" officeooo:rsid="000ec46c" officeooo:paragraph-rsid="004c25f2" style:font-size-asian="10.5pt" style:font-weight-asian="normal" style:font-weight-complex="normal"/>
    </style:style>
    <style:style style:name="P5" style:family="paragraph" style:parent-style-name="Standard">
      <style:text-properties style:use-window-font-color="true" style:font-name="Ubuntu" fo:font-weight="normal" officeooo:rsid="000ec46c" officeooo:paragraph-rsid="00521f32" style:font-size-asian="10.5pt" style:font-weight-asian="normal" style:font-weight-complex="normal"/>
    </style:style>
    <style:style style:name="P6" style:family="paragraph" style:parent-style-name="Standard">
      <style:text-properties style:use-window-font-color="true" style:font-name="Ubuntu" fo:font-weight="normal" officeooo:rsid="000ec46c" officeooo:paragraph-rsid="0076d34b" style:font-size-asian="10.5pt" style:font-weight-asian="normal" style:font-weight-complex="normal"/>
    </style:style>
    <style:style style:name="P7" style:family="paragraph" style:parent-style-name="Standard">
      <style:text-properties style:use-window-font-color="true" style:font-name="Ubuntu" fo:font-weight="normal" officeooo:rsid="004cdf49" officeooo:paragraph-rsid="00521f32" style:font-size-asian="10.5pt" style:font-weight-asian="normal" style:font-weight-complex="normal"/>
    </style:style>
    <style:style style:name="P8" style:family="paragraph" style:parent-style-name="Standard">
      <style:text-properties style:use-window-font-color="true" style:font-name="Ubuntu" fo:font-weight="normal" officeooo:rsid="0058686c" officeooo:paragraph-rsid="005a2506" style:font-size-asian="10.5pt" style:font-weight-asian="normal" style:font-weight-complex="normal"/>
    </style:style>
    <style:style style:name="P9" style:family="paragraph" style:parent-style-name="Standard">
      <style:text-properties style:use-window-font-color="true" style:font-name="Ubuntu" fo:font-weight="normal" officeooo:rsid="0058686c" officeooo:paragraph-rsid="0076d665" style:font-size-asian="10.5pt" style:font-weight-asian="normal" style:font-weight-complex="normal"/>
    </style:style>
    <style:style style:name="P10" style:family="paragraph" style:parent-style-name="Standard">
      <style:text-properties style:use-window-font-color="true" style:font-name="Ubuntu" fo:font-weight="normal" officeooo:rsid="005a8e34" officeooo:paragraph-rsid="005a8e34" style:font-size-asian="10.5pt" style:font-weight-asian="normal" style:font-weight-complex="normal"/>
    </style:style>
    <style:style style:name="P11" style:family="paragraph" style:parent-style-name="Standard">
      <style:text-properties style:use-window-font-color="true" style:font-name="Ubuntu" fo:font-weight="normal" officeooo:rsid="00611947" officeooo:paragraph-rsid="00611947" style:font-size-asian="10.5pt" style:font-weight-asian="normal" style:font-weight-complex="normal"/>
    </style:style>
    <style:style style:name="P12" style:family="paragraph" style:parent-style-name="Standard">
      <style:text-properties style:use-window-font-color="true" style:font-name="Ubuntu" fo:font-weight="normal" officeooo:rsid="00645286" officeooo:paragraph-rsid="00645286" style:font-size-asian="10.5pt" style:font-weight-asian="normal" style:font-weight-complex="normal"/>
    </style:style>
    <style:style style:name="P13" style:family="paragraph" style:parent-style-name="Standard">
      <style:text-properties style:use-window-font-color="true" style:font-name="Ubuntu" fo:font-weight="normal" officeooo:rsid="0065d81f" officeooo:paragraph-rsid="0065d81f" style:font-size-asian="10.5pt" style:font-weight-asian="normal" style:font-weight-complex="normal"/>
    </style:style>
    <style:style style:name="P14" style:family="paragraph" style:parent-style-name="Standard">
      <style:text-properties style:use-window-font-color="true" style:font-name="Ubuntu" fo:font-weight="normal" officeooo:rsid="0066b9ae" officeooo:paragraph-rsid="0066b9ae" style:font-size-asian="10.5pt" style:font-weight-asian="normal" style:font-weight-complex="normal"/>
    </style:style>
    <style:style style:name="P15" style:family="paragraph" style:parent-style-name="Standard">
      <style:text-properties style:use-window-font-color="true" style:font-name="Ubuntu" fo:font-weight="normal" officeooo:rsid="0066b9ae" officeooo:paragraph-rsid="007a6516" style:font-size-asian="10.5pt" style:font-weight-asian="normal" style:font-weight-complex="normal"/>
    </style:style>
    <style:style style:name="P16" style:family="paragraph" style:parent-style-name="Standard">
      <style:text-properties style:use-window-font-color="true" style:font-name="Ubuntu" fo:font-weight="normal" officeooo:rsid="0067b05f" officeooo:paragraph-rsid="0067b05f" style:font-size-asian="10.5pt" style:font-weight-asian="normal" style:font-weight-complex="normal"/>
    </style:style>
    <style:style style:name="P17" style:family="paragraph" style:parent-style-name="Standard">
      <style:text-properties style:use-window-font-color="true" style:font-name="Ubuntu" fo:font-weight="normal" officeooo:rsid="00690abf" officeooo:paragraph-rsid="00690abf" style:font-size-asian="10.5pt" style:font-weight-asian="normal" style:font-weight-complex="normal"/>
    </style:style>
    <style:style style:name="P18" style:family="paragraph" style:parent-style-name="Standard">
      <style:text-properties style:use-window-font-color="true" style:font-name="Ubuntu" fo:font-weight="normal" officeooo:rsid="006fdc05" officeooo:paragraph-rsid="006fdc05" style:font-size-asian="10.5pt" style:font-weight-asian="normal" style:font-weight-complex="normal"/>
    </style:style>
    <style:style style:name="P19" style:family="paragraph" style:parent-style-name="Standard">
      <style:text-properties style:use-window-font-color="true" style:font-name="Ubuntu" fo:font-weight="normal" officeooo:rsid="00566e2d" officeooo:paragraph-rsid="00566e2d" style:font-size-asian="10.5pt" style:font-weight-asian="normal" style:font-weight-complex="normal"/>
    </style:style>
    <style:style style:name="P20" style:family="paragraph" style:parent-style-name="Standard">
      <style:text-properties style:use-window-font-color="true" style:font-name="Ubuntu" fo:font-weight="normal" officeooo:rsid="00566e2d" officeooo:paragraph-rsid="0076d665" style:font-size-asian="10.5pt" style:font-weight-asian="normal" style:font-weight-complex="normal"/>
    </style:style>
    <style:style style:name="P21" style:family="paragraph" style:parent-style-name="Standard">
      <style:text-properties style:use-window-font-color="true" style:font-name="Ubuntu" fo:font-weight="normal" officeooo:rsid="004c25f2" officeooo:paragraph-rsid="0076d34b" style:font-size-asian="10.5pt" style:font-weight-asian="normal" style:font-weight-complex="normal"/>
    </style:style>
    <style:style style:name="P22" style:family="paragraph" style:parent-style-name="Standard">
      <style:text-properties officeooo:rsid="0058686c" officeooo:paragraph-rsid="005a2506"/>
    </style:style>
    <style:style style:name="P23" style:family="paragraph" style:parent-style-name="Standard">
      <style:text-properties officeooo:paragraph-rsid="005a2506"/>
    </style:style>
    <style:style style:name="P24" style:family="paragraph" style:parent-style-name="Standard">
      <style:text-properties officeooo:rsid="0066b9ae" officeooo:paragraph-rsid="0066b9ae"/>
    </style:style>
    <style:style style:name="P25" style:family="paragraph" style:parent-style-name="Standard">
      <style:text-properties officeooo:rsid="006bbe2a" officeooo:paragraph-rsid="006bbe2a"/>
    </style:style>
    <style:style style:name="P26" style:family="paragraph" style:parent-style-name="Standard">
      <style:text-properties officeooo:rsid="006fdc05" officeooo:paragraph-rsid="006fdc05"/>
    </style:style>
    <style:style style:name="P27" style:family="paragraph" style:parent-style-name="Standard">
      <style:text-properties officeooo:paragraph-rsid="007a6516"/>
    </style:style>
    <style:style style:name="P28" style:family="paragraph" style:parent-style-name="Text_20_body">
      <style:text-properties officeooo:rsid="0066b9ae" officeooo:paragraph-rsid="0066b9ae"/>
    </style:style>
    <style:style style:name="P29" style:family="paragraph" style:parent-style-name="Text_20_body">
      <style:text-properties officeooo:rsid="0076d665" officeooo:paragraph-rsid="0076d665"/>
    </style:style>
    <style:style style:name="P30" style:family="paragraph" style:parent-style-name="Text_20_body">
      <style:text-properties style:use-window-font-color="true" style:font-name="Ubuntu" fo:font-weight="normal" officeooo:rsid="0076d665" officeooo:paragraph-rsid="0076d665" style:font-size-asian="10.5pt" style:font-weight-asian="normal" style:font-weight-complex="normal"/>
    </style:style>
    <style:style style:name="P31" style:family="paragraph" style:parent-style-name="Text_20_body">
      <style:text-properties style:use-window-font-color="true" style:font-name="Ubuntu" fo:font-weight="normal" officeooo:rsid="0066b9ae" officeooo:paragraph-rsid="007c692b" style:font-size-asian="10.5pt" style:font-weight-asian="normal" style:font-weight-complex="normal"/>
    </style:style>
    <style:style style:name="P32" style:family="paragraph" style:parent-style-name="Text_20_body">
      <style:text-properties style:use-window-font-color="true" style:font-name="Ubuntu" fo:font-weight="normal" officeooo:rsid="0068a0d5" officeooo:paragraph-rsid="007c692b" style:font-size-asian="10.5pt" style:font-weight-asian="normal" style:font-weight-complex="normal"/>
    </style:style>
    <style:style style:name="P33" style:family="paragraph" style:parent-style-name="Standard" style:list-style-name="L1">
      <style:text-properties officeooo:paragraph-rsid="00753797"/>
    </style:style>
    <style:style style:name="P34" style:family="paragraph" style:parent-style-name="Standard" style:list-style-name="L1">
      <style:text-properties officeooo:paragraph-rsid="006d422c"/>
    </style:style>
    <style:style style:name="P35" style:family="paragraph" style:parent-style-name="Standard" style:list-style-name="L1">
      <style:text-properties officeooo:paragraph-rsid="004cdf49"/>
    </style:style>
    <style:style style:name="P36" style:family="paragraph" style:parent-style-name="Standard" style:list-style-name="L1">
      <style:text-properties officeooo:paragraph-rsid="005ee5cb"/>
    </style:style>
    <style:style style:name="P37" style:family="paragraph" style:parent-style-name="Standard" style:list-style-name="L3">
      <style:text-properties style:use-window-font-color="true" style:font-name="Ubuntu" fo:font-weight="normal" officeooo:rsid="005a8e34" officeooo:paragraph-rsid="005a8e34" style:font-size-asian="10.5pt" style:font-weight-asian="normal" style:font-weight-complex="normal"/>
    </style:style>
    <style:style style:name="P38" style:family="paragraph" style:parent-style-name="Standard" style:list-style-name="L4">
      <style:text-properties style:use-window-font-color="true" style:font-name="Ubuntu" fo:font-weight="normal" officeooo:rsid="00645286" officeooo:paragraph-rsid="00645286" style:font-size-asian="10.5pt" style:font-weight-asian="normal" style:font-weight-complex="normal"/>
    </style:style>
    <style:style style:name="P39" style:family="paragraph" style:parent-style-name="Standard" style:list-style-name="L4">
      <style:text-properties style:use-window-font-color="true" style:font-name="Ubuntu" fo:font-weight="normal" officeooo:rsid="00645286" officeooo:paragraph-rsid="007a6516" style:font-size-asian="10.5pt" style:font-weight-asian="normal" style:font-weight-complex="normal"/>
    </style:style>
    <style:style style:name="P40" style:family="paragraph" style:parent-style-name="Standard" style:list-style-name="L5">
      <style:text-properties style:use-window-font-color="true" style:font-name="Ubuntu" fo:font-weight="normal" officeooo:rsid="00645286" officeooo:paragraph-rsid="00645286" style:font-size-asian="10.5pt" style:font-weight-asian="normal" style:font-weight-complex="normal"/>
    </style:style>
    <style:style style:name="P41" style:family="paragraph" style:parent-style-name="Standard" style:list-style-name="L6">
      <style:text-properties style:use-window-font-color="true" style:font-name="Ubuntu" fo:font-weight="normal" officeooo:rsid="0066b9ae" officeooo:paragraph-rsid="007a6516" style:font-size-asian="10.5pt" style:font-weight-asian="normal" style:font-weight-complex="normal"/>
    </style:style>
    <style:style style:name="P42" style:family="paragraph" style:parent-style-name="Standard">
      <style:text-properties officeooo:rsid="00521f32" officeooo:paragraph-rsid="007fe691"/>
    </style:style>
    <style:style style:name="P43" style:family="paragraph" style:parent-style-name="Text_20_body" style:list-style-name="L2">
      <style:text-properties style:use-window-font-color="true" style:font-name="Ubuntu" fo:font-weight="normal" officeooo:rsid="0076d665" officeooo:paragraph-rsid="0076d665" style:font-size-asian="10.5pt" style:font-weight-asian="normal" style:font-weight-complex="normal"/>
    </style:style>
    <style:style style:name="P44" style:family="paragraph" style:parent-style-name="Text_20_body" style:list-style-name="L7">
      <style:text-properties style:use-window-font-color="true" style:font-name="Ubuntu" fo:font-weight="normal" officeooo:rsid="00645286" officeooo:paragraph-rsid="007a6516" style:font-size-asian="10.5pt" style:font-weight-asian="normal" style:font-weight-complex="normal"/>
    </style:style>
    <style:style style:name="P45" style:family="paragraph" style:parent-style-name="Text_20_body" style:list-style-name="L7">
      <style:text-properties officeooo:paragraph-rsid="00645286"/>
    </style:style>
    <style:style style:name="P46" style:family="paragraph" style:parent-style-name="Heading_20_1">
      <style:paragraph-properties fo:text-align="center" style:justify-single-word="false"/>
    </style:style>
    <style:style style:name="P47" style:family="paragraph" style:parent-style-name="Heading_20_3">
      <style:text-properties officeooo:rsid="00119378" officeooo:paragraph-rsid="0027739c"/>
    </style:style>
    <style:style style:name="T1" style:family="text">
      <style:text-properties officeooo:rsid="00521f32"/>
    </style:style>
    <style:style style:name="T2" style:family="text">
      <style:text-properties officeooo:rsid="00494d12"/>
    </style:style>
    <style:style style:name="T3" style:family="text">
      <style:text-properties officeooo:rsid="000ec46c"/>
    </style:style>
    <style:style style:name="T4" style:family="text">
      <style:text-properties officeooo:rsid="001fff35"/>
    </style:style>
    <style:style style:name="T5" style:family="text">
      <style:text-properties officeooo:rsid="00237d90"/>
    </style:style>
    <style:style style:name="T6" style:family="text">
      <style:text-properties officeooo:rsid="0027739c"/>
    </style:style>
    <style:style style:name="T7" style:family="text">
      <style:text-properties style:use-window-font-color="true" style:font-name="Ubuntu" fo:font-weight="normal" style:font-size-asian="10.5pt" style:font-weight-asian="normal" style:font-weight-complex="normal"/>
    </style:style>
    <style:style style:name="T8" style:family="text">
      <style:text-properties style:use-window-font-color="true" style:font-name="Ubuntu" fo:font-weight="normal" officeooo:rsid="004cdf49" style:font-size-asian="10.5pt" style:font-weight-asian="normal" style:font-weight-complex="normal"/>
    </style:style>
    <style:style style:name="T9" style:family="text">
      <style:text-properties style:use-window-font-color="true" style:font-name="Ubuntu" fo:font-weight="normal" officeooo:rsid="005a2506" style:font-size-asian="10.5pt" style:font-weight-asian="normal" style:font-weight-complex="normal"/>
    </style:style>
    <style:style style:name="T10" style:family="text">
      <style:text-properties style:use-window-font-color="true" style:font-name="Ubuntu" fo:font-weight="normal" officeooo:rsid="0058686c" style:font-size-asian="10.5pt" style:font-weight-asian="normal" style:font-weight-complex="normal"/>
    </style:style>
    <style:style style:name="T11" style:family="text">
      <style:text-properties style:use-window-font-color="true" style:font-name="Ubuntu" fo:font-weight="normal" officeooo:rsid="005a8e34" style:font-size-asian="10.5pt" style:font-weight-asian="normal" style:font-weight-complex="normal"/>
    </style:style>
    <style:style style:name="T12" style:family="text">
      <style:text-properties style:use-window-font-color="true" style:font-name="Ubuntu" fo:font-weight="normal" officeooo:rsid="005b4ce0" style:font-size-asian="10.5pt" style:font-weight-asian="normal" style:font-weight-complex="normal"/>
    </style:style>
    <style:style style:name="T13" style:family="text">
      <style:text-properties style:use-window-font-color="true" style:font-name="Ubuntu" fo:font-weight="normal" officeooo:rsid="005ee5cb" style:font-size-asian="10.5pt" style:font-weight-asian="normal" style:font-weight-complex="normal"/>
    </style:style>
    <style:style style:name="T14" style:family="text">
      <style:text-properties style:use-window-font-color="true" style:font-name="Ubuntu" fo:font-weight="normal" officeooo:rsid="00690abf" style:font-size-asian="10.5pt" style:font-weight-asian="normal" style:font-weight-complex="normal"/>
    </style:style>
    <style:style style:name="T15" style:family="text">
      <style:text-properties style:use-window-font-color="true" style:font-name="Ubuntu" fo:font-weight="normal" officeooo:rsid="006d422c" style:font-size-asian="10.5pt" style:font-weight-asian="normal" style:font-weight-complex="normal"/>
    </style:style>
    <style:style style:name="T16" style:family="text">
      <style:text-properties style:use-window-font-color="true" style:font-name="Ubuntu" fo:font-weight="normal" officeooo:rsid="00753797" style:font-size-asian="10.5pt" style:font-weight-asian="normal" style:font-weight-complex="normal"/>
    </style:style>
    <style:style style:name="T17" style:family="text">
      <style:text-properties style:use-window-font-color="true" style:font-name="Ubuntu" fo:font-weight="normal" officeooo:rsid="000ec46c" style:font-size-asian="10.5pt" style:font-weight-asian="normal" style:font-weight-complex="normal"/>
    </style:style>
    <style:style style:name="T18" style:family="text">
      <style:text-properties style:use-window-font-color="true" style:font-name="Ubuntu" fo:font-weight="normal" officeooo:rsid="0067b05f" style:font-size-asian="10.5pt" style:font-weight-asian="normal" style:font-weight-complex="normal"/>
    </style:style>
    <style:style style:name="T19" style:family="text">
      <style:text-properties style:use-window-font-color="true" style:font-name="Ubuntu" fo:font-weight="normal" officeooo:rsid="006ab3e6" style:font-size-asian="10.5pt" style:font-weight-asian="normal" style:font-weight-complex="normal"/>
    </style:style>
    <style:style style:name="T20" style:family="text">
      <style:text-properties style:use-window-font-color="true" style:font-name="Ubuntu" fo:font-weight="normal" officeooo:rsid="0080e90f" style:font-size-asian="10.5pt" style:font-weight-asian="normal" style:font-weight-complex="normal"/>
    </style:style>
    <style:style style:name="T21" style:family="text">
      <style:text-properties style:use-window-font-color="true" style:font-name="Ubuntu2" fo:font-weight="normal" officeooo:rsid="004cdf49" style:font-size-asian="10.5pt" style:font-weight-asian="normal" style:font-weight-complex="normal"/>
    </style:style>
    <style:style style:name="T22" style:family="text">
      <style:text-properties style:use-window-font-color="true" style:font-name="Ubuntu2" fo:font-weight="normal" officeooo:rsid="0050d912" style:font-size-asian="10.5pt" style:font-weight-asian="normal" style:font-weight-complex="normal"/>
    </style:style>
    <style:style style:name="T23" style:family="text">
      <style:text-properties style:use-window-font-color="true" style:font-name="Ubuntu2" fo:font-weight="normal" officeooo:rsid="005ee5cb" style:font-size-asian="10.5pt" style:font-weight-asian="normal" style:font-weight-complex="normal"/>
    </style:style>
    <style:style style:name="T24" style:family="text">
      <style:text-properties style:use-window-font-color="true" style:font-name="Ubuntu Mono" fo:font-weight="normal" style:font-size-asian="10.5pt" style:font-weight-asian="normal" style:font-weight-complex="normal"/>
    </style:style>
    <style:style style:name="T25" style:family="text">
      <style:text-properties style:use-window-font-color="true" style:font-name="Ubuntu Mono" fo:font-weight="normal" officeooo:rsid="0067b05f" style:font-size-asian="10.5pt" style:font-weight-asian="normal" style:font-weight-complex="normal"/>
    </style:style>
    <style:style style:name="T26" style:family="text">
      <style:text-properties style:use-window-font-color="true" style:font-name="Ubuntu Mono" fo:font-weight="normal" officeooo:rsid="0080e90f" style:font-size-asian="10.5pt" style:font-weight-asian="normal" style:font-weight-complex="normal"/>
    </style:style>
    <style:style style:name="T27" style:family="text">
      <style:text-properties officeooo:rsid="004c25f2"/>
    </style:style>
    <style:style style:name="T28" style:family="text">
      <style:text-properties officeooo:rsid="004cd11f"/>
    </style:style>
    <style:style style:name="T29" style:family="text">
      <style:text-properties fo:color="#007700" style:font-name="Ubuntu2" fo:font-weight="normal" style:font-size-asian="10.5pt" style:font-weight-asian="normal" style:font-weight-complex="normal"/>
    </style:style>
    <style:style style:name="T30" style:family="text">
      <style:text-properties style:font-name="Ubuntu Mono" officeooo:rsid="007a6516"/>
    </style:style>
    <style:style style:name="T31" style:family="text">
      <style:text-properties officeooo:rsid="0063aec0"/>
    </style:style>
    <style:style style:name="T32" style:family="text">
      <style:text-properties officeooo:rsid="00645286"/>
    </style:style>
    <style:style style:name="T33" style:family="text">
      <style:text-properties officeooo:rsid="0066b9ae"/>
    </style:style>
    <style:style style:name="T34" style:family="text">
      <style:text-properties officeooo:rsid="0076d34b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officeooo:rsid="0076d665"/>
    </style:style>
    <style:style style:name="T37" style:family="text">
      <style:text-properties officeooo:rsid="00789225"/>
    </style:style>
    <style:style style:name="T38" style:family="text">
      <style:text-properties officeooo:rsid="007a6516"/>
    </style:style>
    <style:style style:name="T39" style:family="text">
      <style:text-properties officeooo:rsid="007c692b"/>
    </style:style>
    <style:style style:name="T40" style:family="text">
      <style:text-properties officeooo:rsid="007e289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6" text:outline-level="1">T<text:span text:style-name="T4">P</text:span> <text:span text:style-name="T2">4</text:span> <text:span text:style-name="T3">— Architecture n-tiers — PHP</text:span></text:h>
      <text:p text:style-name="P2"/>
      <text:p text:style-name="P3">Le but de ce T<text:span text:style-name="T5">P</text:span> est de <text:span text:style-name="T2">mettre en place une architecture n-tiers avec PHP. </text:span></text:p>
      <text:p text:style-name="P25"/>
      <text:p text:style-name="P26">N’hésitez pas à consulter la documentation PHP : <text:a xlink:type="simple" xlink:href="http://www.php.net/" text:style-name="Internet_20_link" text:visited-style-name="Visited_20_Internet_20_Link">http://www.php.net/</text:a></text:p>
      <text:p text:style-name="P26"/>
      <text:p text:style-name="P26"/>
      <text:h text:style-name="P47" text:outline-level="3">Question 0. <text:span text:style-name="T28">Connexion </text:span></text:h>
      <text:list xml:id="list1807678908" text:style-name="L1">
        <text:list-item>
          <text:p text:style-name="P33"><text:span text:style-name="T8">Téléchargez et déposez sur le serveur, le fichier «adminer.php» (</text:span><text:a xlink:type="simple" xlink:href="https://github.com/vrana/adminer/releases/download/v4.6.3/adminer-4.6.3.php" text:style-name="Internet_20_link" text:visited-style-name="Visited_20_Internet_20_Link">https://github.com/vrana/adminer/releases/download/v4.6.3/adminer-4.6.3.php</text:a><text:span text:style-name="T8">). Afficher la page dans votre navigateur et accédez à la base de données. </text:span><text:span text:style-name="T12">Créez une table «test» avec un champ «nom» et </text:span><text:span text:style-name="T13">d’autre champs de votre choix.</text:span><text:span text:style-name="T12"> </text:span><text:span text:style-name="T13">R</text:span><text:span text:style-name="T12">emplissez quelques enregistrements.</text:span></text:p>
        </text:list-item>
        <text:list-item>
          <text:p text:style-name="P34"><text:span text:style-name="T8">Dans un fichier «connection.php», copiez le code </text:span><text:span text:style-name="T15">du gist : </text:span><text:a xlink:type="simple" xlink:href="https://gist.github.com/nathanaelmartel/195ad10ee627f540aa3cda6d77cffc5a" text:style-name="Internet_20_link" text:visited-style-name="Visited_20_Internet_20_Link">https://gist.github.com/nathanaelmartel/195ad10ee627f540aa3cda6d77cffc5a</text:a><text:span text:style-name="T15"> </text:span><text:span text:style-name="T8">, déposez le sur le serveur et consulter la page.</text:span></text:p>
        </text:list-item>
        <text:list-item>
          <text:p text:style-name="P35"><text:span text:style-name="Source_20_Text"><text:span text:style-name="T21">Modifier le code de votre fichier pour qu’il :</text:span></text:span></text:p>
          <text:list>
            <text:list-item>
              <text:p text:style-name="P35"><text:span text:style-name="Source_20_Text"><text:span text:style-name="T21">ajoute des enregistrements</text:span></text:span></text:p>
            </text:list-item>
            <text:list-item>
              <text:p text:style-name="P35"><text:span text:style-name="Source_20_Text"><text:span text:style-name="T21">affiche tous les enregistrements </text:span></text:span><text:span text:style-name="Source_20_Text"><text:span text:style-name="T22">créé</text:span></text:span></text:p>
            </text:list-item>
            <text:list-item>
              <text:p text:style-name="P36"><text:span text:style-name="Source_20_Text"><text:span text:style-name="T23">affiche tous les champs</text:span></text:span></text:p>
            </text:list-item>
          </text:list>
          <text:p text:style-name="P35"><text:span text:style-name="Source_20_Text"><text:span text:style-name="T29"/></text:span></text:p>
        </text:list-item>
      </text:list>
      <text:p text:style-name="P4"/>
      <text:p text:style-name="P4"/>
      <text:h text:style-name="P47" text:outline-level="3">Question <text:span text:style-name="T6">1</text:span>. <text:span text:style-name="T27">Entité et diagramme</text:span></text:h>
      <text:p text:style-name="P6">Nous allons faire un blog simple avec des <text:span text:style-name="T35">articles</text:span> pouvant être rangé dans <text:span text:style-name="T31">zéro ou une</text:span> <text:span text:style-name="T35">catégorie</text:span> <text:span text:style-name="T34">(one to many)</text:span>. <text:span text:style-name="T34">Les articles sont écrit par un auteur.</text:span> <text:span text:style-name="T27">Les articles peuvent avoir des commentaires. </text:span></text:p>
      <text:p text:style-name="P6"/>
      <text:p text:style-name="P21">Décrivez ces entités et fait un diagramme. </text:p>
      <text:p text:style-name="P4"/>
      <text:p text:style-name="P7">Créez vos tables avec adminer <text:span text:style-name="T36">(ou phpmyadmin…)</text:span> puis remplissez-les avec quelque données.</text:p>
      <text:p text:style-name="P5"/>
      <text:h text:style-name="Heading_20_3" text:outline-level="3">Question 2. <text:span text:style-name="T1">Projet</text:span></text:h>
      <text:p text:style-name="P42"><text:span text:style-name="T8">R</text:span><text:span text:style-name="T7">écupérer le squelette à l’adresse : </text:span><text:a xlink:type="simple" xlink:href="https://github.com/nathanaelmartel/TP4database" text:style-name="Internet_20_link" text:visited-style-name="Visited_20_Internet_20_Link">https://github.com/nathanaelmartel/TP4database</text:a></text:p>
      <text:p text:style-name="P42"><text:span text:style-name="T14">o</text:span><text:span text:style-name="T19">u faite la commande : git clone </text:span><text:a xlink:type="simple" xlink:href="https://github.com/nathanaelmartel/TP4database.git" text:style-name="Internet_20_link" text:visited-style-name="Visited_20_Internet_20_Link">https://github.com/nathanaelmartel/TP4database.git</text:a></text:p>
      <text:p text:style-name="P17"/>
      <text:p text:style-name="P9">Le fichier «_config.php» contient les paramétrés de connexion à la base de donnée.</text:p>
      <text:p text:style-name="P20">Le fichier «_head.php» contient <text:span text:style-name="T36">un style de base. Ce TP n’a pas pour objectif de faire du CSS donc n’y touchez pas !</text:span></text:p>
      <text:p text:style-name="P20">Le fichier «_header.php» contient l’entête de notre blog : le titre et le menu. Remplacez le titre par le titre de votre choix.</text:p>
      <text:p text:style-name="P19">Le fichier «_footer.php» contient le pied de page de notre blog. Mettez vos nom à la place de celui du professeur.</text:p>
      <text:p text:style-name="P19"/>
      <text:p text:style-name="P19"><text:soft-page-break/></text:p>
      <text:p text:style-name="P18"/>
      <text:h text:style-name="Heading_20_3" text:outline-level="3">Question 3. <text:span text:style-name="T36">Admin</text:span></text:h>
      <text:p text:style-name="P29"><text:span text:style-name="T17">P</text:span><text:span text:style-name="T7">our avoir une visualisation de toutes nos données d’un coup, allez dans le fichier admin.php. Les requêtes sont en haut du fichier. </text:span></text:p>
      <text:p text:style-name="P30">Modifier le cas échéant le nom des tables et des champs. Vous devez avoir une pages sans <text:span text:style-name="T40">erreurs.</text:span></text:p>
      <text:p text:style-name="P30">Modifier le code pour : </text:p>
      <text:list xml:id="list3781656183" text:style-name="L2">
        <text:list-item>
          <text:p text:style-name="P43">Afficher une colonne dans les catégories indiquant le nombre d’article qu’elle contient. (Inutile d’ajouter un champ dans votre table)</text:p>
        </text:list-item>
        <text:list-item>
          <text:p text:style-name="P43">Afficher le nom de l’auteur à la place de son id dans les articles.</text:p>
        </text:list-item>
        <text:list-item>
          <text:p text:style-name="P43">Afficher le nom de la catégorie à la place de id dans les articles.</text:p>
        </text:list-item>
        <text:list-item>
          <text:p text:style-name="P43">Afficher une colonne supplémentaire dans les articles indiquant le nombre de commentaires qu’il y a à l’article. </text:p>
        </text:list-item>
        <text:list-item>
          <text:p text:style-name="P43">Afficher le nom de l’article à la place de son id dans les commentaires.</text:p>
        </text:list-item>
        <text:list-item>
          <text:p text:style-name="P43">Afficher une colonne supplémentaire dans les utilisateurs indiquant le nombre d’articles dont il est l’auteur. </text:p>
        </text:list-item>
      </text:list>
      <text:h text:style-name="Heading_20_3" text:outline-level="3">Question <text:span text:style-name="T37">4</text:span>. <text:span text:style-name="T32">Menu </text:span>Catégories</text:h>
      <text:p text:style-name="P22"><text:span text:style-name="T7">Le menu contient actuellement deux catégories : «Catégorie 1» et «Catégorie 2». </text:span><text:span text:style-name="T9">Le numéro à côté est destiné à contenir le nombre d’article dans la catégorie.</text:span></text:p>
      <text:p text:style-name="P8"/>
      <text:p text:style-name="P23"><text:span text:style-name="T10">Nous allons remplacer cela par les catégories contenu dans notre base de données. </text:span><text:span text:style-name="T9">Avant de commencer, </text:span><text:span text:style-name="T11">quels requêtes nous permet d’obtenir :</text:span></text:p>
      <text:list xml:id="list877761247" text:style-name="L3">
        <text:list-item>
          <text:p text:style-name="P37">le nom et l’identifiant de la catégorie</text:p>
        </text:list-item>
        <text:list-item>
          <text:p text:style-name="P37">le nom, l’identifiant et le nombre d’articles dans la catégories</text:p>
        </text:list-item>
      </text:list>
      <text:p text:style-name="P10">Testez les requêtes dans adminer.</text:p>
      <text:p text:style-name="P10"/>
      <text:p text:style-name="P11">Le passage en commentaire vous donne le code qui affichera les catégories stockés dans la base. Dé-commenter le code et afficher le. Au besoins adapté le.</text:p>
      <text:p text:style-name="P11"/>
      <text:p text:style-name="P11">Remplacer la requête par celle qui donne le nombre d’articles dans la catégorie, et adaptez le code pour que ce nombre s’affiche dans le badge.</text:p>
      <text:p text:style-name="P10"/>
      <text:h text:style-name="Heading_20_3" text:outline-level="3">Question <text:span text:style-name="T37">5</text:span>. Page Catégorie</text:h>
      <text:p text:style-name="P12"/>
      <text:p text:style-name="P12">Quand vous cliquez sur les menu vous arrivez dans le fichier «categorie.php».</text:p>
      <text:p text:style-name="P12"/>
      <text:p text:style-name="P12">Ici vous devez :</text:p>
      <text:list xml:id="list4003181886" text:style-name="L4">
        <text:list-item>
          <text:p text:style-name="P38">Récupérer la catégorie en cours</text:p>
        </text:list-item>
        <text:list-item>
          <text:p text:style-name="P38">Afficher les informations de cette catégorie (titre, fil d’Ariane…)</text:p>
        </text:list-item>
        <text:list-item>
          <text:p text:style-name="P38">Récupérer la liste des articles de la catégorie (requête)</text:p>
        </text:list-item>
        <text:list-item>
          <text:p text:style-name="P39">Afficher ces articles (titre, auteur, résumé et lien vers l’article)</text:p>
        </text:list-item>
        <text:list-item>
          <text:p text:style-name="P39"><text:span text:style-name="T38">Faire en sorte d’afficher un message «il n’y a pas encore d’article dans cette </text:span><text:soft-page-break/><text:span text:style-name="T38">catégorie» lorsqu’il n’y a pas d’article.</text:span></text:p>
        </text:list-item>
      </text:list>
      <text:p text:style-name="P12"/>
      <text:h text:style-name="Heading_20_3" text:outline-level="3">Question <text:span text:style-name="T37">6</text:span>. Page Article</text:h>
      <text:p text:style-name="P12"/>
      <text:p text:style-name="P12">Dans le fichier «article.php» :</text:p>
      <text:list xml:id="list2664147089" text:style-name="L5">
        <text:list-item>
          <text:p text:style-name="P40">Récupérez l’article en cours</text:p>
        </text:list-item>
        <text:list-item>
          <text:p text:style-name="P40">Affichez les données de l’article</text:p>
        </text:list-item>
        <text:list-item>
          <text:p text:style-name="P40">Récupérer la catégorie en cours</text:p>
        </text:list-item>
        <text:list-item>
          <text:p text:style-name="P40">Afficher les données de la catégorie.</text:p>
        </text:list-item>
      </text:list>
      <text:p text:style-name="P12"/>
      <text:h text:style-name="Heading_20_3" text:outline-level="3">Question <text:span text:style-name="T37">7</text:span>. <text:span text:style-name="T33">Affichage des c</text:span>ommentaires</text:h>
      <text:p text:style-name="P13"/>
      <text:p text:style-name="P24"><text:span text:style-name="T7">Dé-commentez la ligne «</text:span><text:span text:style-name="T24">require_once('_comments.php')</text:span><text:span text:style-name="T7">».</text:span></text:p>
      <text:p text:style-name="P14"/>
      <text:list xml:id="list2561549068" text:style-name="L6">
        <text:list-item>
          <text:p text:style-name="P41">Faites en sorte d’afficher les commentaires liés à cet article.</text:p>
        </text:list-item>
        <text:list-item>
          <text:p text:style-name="P41">Dans les liste de commentaire, faire en sorte d’afficher un message «il n’y a pas encore de commentaire, soyez le premier !» lorsqu’il n’y a pas de commentaires.</text:p>
        </text:list-item>
      </text:list>
      <text:p text:style-name="P15"/>
      <text:p text:style-name="P27"><text:span text:style-name="T18">En dessous, il y a un formulaire pour ajouter des commentaires, lors de la soumission du formulaire, le code commençant par «</text:span><text:span text:style-name="T25">if (isset($_POST['nom'])</text:span><text:span text:style-name="T18">» </text:span><text:span text:style-name="T20">dans </text:span><text:span text:style-name="T26">post.php</text:span><text:span text:style-name="T18"> est executé. </text:span></text:p>
      <text:p text:style-name="P16"/>
      <text:p text:style-name="P16">Écrivez la requête nécessaire pour ajouter le commentaire dans la base.</text:p>
      <text:p text:style-name="P16"/>
      <text:p text:style-name="P31"><text:span text:style-name="T39">F</text:span>aire en sorte d’afficher un message «il n’y a pas encore de commentaire, soyez le premier !» lorsqu’il n’y a pas de commentaires.</text:p>
      <text:p text:style-name="P32">Lors de la soumission d’un commentaire, si celui-ci c’est bien ajouté dans la base, affichez un message à l’utilisateur, regardez dans le fichier lib/notices.php les fonctions disponibles pour cela.</text:p>
      <text:h text:style-name="Heading_20_3" text:outline-level="3">Question 8. Page d’accueil</text:h>
      <text:list xml:id="list3939632540" text:style-name="L7">
        <text:list-item>
          <text:p text:style-name="P44">Remplacer le texte de la page d’accueil par une liste de tous les articles.</text:p>
        </text:list-item>
      </text:list>
      <text:h text:style-name="Heading_20_3" text:outline-level="3">Questions bonus</text:h>
      <text:list xml:id="list224621220481203" text:continue-numbering="true" text:style-name="L7">
        <text:list-item>
          <text:p text:style-name="P45"><text:span text:style-name="T32">Faites en sorte que dans le menu on voit la catégorie dans laquelle nous sommes : classe «</text:span><text:span text:style-name="T30">active</text:span><text:span text:style-name="T38">» pour le «</text:span><text:span text:style-name="T30">li</text:span><text:span text:style-name="T38">»</text:span></text:p>
        </text:list-item>
      </text:list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2" svg:font-family="Ubuntu" style:font-pitch="variable"/>
    <style:font-face style:name="Ubuntu1" svg:font-family="Ubuntu" style:font-adornments="Gras" style:font-pitch="variable"/>
    <style:font-face style:name="Ubuntu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-image-width="0cm" draw:fill-image-height="0cm"/>
      <style:paragraph-properties style:writing-mode="page"/>
      <style:text-properties style:font-name="Ubuntu" fo:font-family="Ubuntu" style:font-style-name="Normal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page"/>
      <style:text-properties style:font-name="Ubuntu1" fo:font-family="Ubuntu" style:font-style-name="Gras" style:font-pitch="variable"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ec46c" officeooo:paragraph-rsid="000ec46c"/>
    </style:style>
    <style:style style:name="MT1" style:family="text">
      <style:text-properties officeooo:rsid="00521f32"/>
    </style:style>
    <style:style style:name="MT2" style:family="text">
      <style:text-properties officeooo:rsid="00494d1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T<text:span text:style-name="MT1">P</text:span> <text:span text:style-name="MT2">4</text:span> — Bases de Données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aël Martel</meta:initial-creator>
    <meta:creation-date>2013-09-19T10:37:10</meta:creation-date>
    <meta:generator>LibreOffice/6.0.6.2$Linux_X86_64 LibreOffice_project/00m0$Build-2</meta:generator>
    <dc:date>2018-11-19T22:46:20.866469670</dc:date>
    <dc:creator>Nathanaël Martel</dc:creator>
    <meta:editing-duration>PT7H44M15S</meta:editing-duration>
    <meta:editing-cycles>74</meta:editing-cycles>
    <meta:document-statistic meta:table-count="0" meta:image-count="0" meta:object-count="0" meta:page-count="3" meta:paragraph-count="66" meta:word-count="847" meta:character-count="5233" meta:non-whitespace-character-count="4467"/>
  </office:meta>
</office:document-meta>
</file>